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fo:font-weight="bold" officeooo:rsid="00217718" officeooo:paragraph-rsid="00217718" style:font-weight-asian="bold" style:font-weight-complex="bold"/>
    </style:style>
    <style:style style:name="P2" style:family="paragraph" style:parent-style-name="Standard" style:list-style-name="L1">
      <style:text-properties fo:font-weight="normal" officeooo:rsid="00211bef" officeooo:paragraph-rsid="00211bef" style:font-weight-asian="normal" style:font-weight-complex="normal"/>
    </style:style>
    <style:style style:name="P3" style:family="paragraph" style:parent-style-name="Standard" style:list-style-name="L1">
      <style:text-properties fo:font-weight="normal" officeooo:rsid="00217718" officeooo:paragraph-rsid="00217718" style:font-weight-asian="normal" style:font-weight-complex="normal"/>
    </style:style>
    <style:style style:name="P4" style:family="paragraph" style:parent-style-name="Standard" style:list-style-name="L1">
      <style:text-properties fo:font-weight="normal" officeooo:rsid="00248863" officeooo:paragraph-rsid="00248863" style:font-weight-asian="normal" style:font-weight-complex="normal"/>
    </style:style>
    <style:style style:name="P5" style:family="paragraph" style:parent-style-name="Standard">
      <style:text-properties fo:font-weight="normal" officeooo:rsid="00248863" officeooo:paragraph-rsid="00248863" style:font-weight-asian="normal" style:font-weight-complex="normal"/>
    </style:style>
    <style:style style:name="P6" style:family="paragraph" style:parent-style-name="Standard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weight="bold" officeooo:rsid="001fdc66" officeooo:paragraph-rsid="001fdc66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Notes on Passing the Coding Interview</text:p>
      <text:list xml:id="list4129698419" text:style-name="L1">
        <text:list-item>
          <text:p text:style-name="P2">Best way to get hired</text:p>
          <text:list>
            <text:list-item>
              <text:p text:style-name="P2">maintain your portfolio with your best applications </text:p>
            </text:list-item>
            <text:list-item>
              <text:p text:style-name="P2">Best way to increase your chances are to reach out directly to personel at the company, including applying through the portal. </text:p>
            </text:list-item>
            <text:list-item>
              <text:p text:style-name="P1">Phases of coding: <text:span text:style-name="T1"><text:tab/></text:span></text:p>
              <text:list>
                <text:list-item>
                  <text:p text:style-name="P3">contact phase : reaching out to recruiter and talk about your experience</text:p>
                </text:list-item>
                <text:list-item>
                  <text:p text:style-name="P3">interview phase : testing your culture fit and your coding ability.</text:p>
                  <text:p text:style-name="P3"/>
                </text:list-item>
              </text:list>
            </text:list-item>
          </text:list>
        </text:list-item>
        <text:list-item>
          <text:p text:style-name="P4">Ways to evaluate coding: </text:p>
          <text:list>
            <text:list-item>
              <text:p text:style-name="P4">take-home assignment</text:p>
            </text:list-item>
            <text:list-item>
              <text:p text:style-name="P4">pair programming at a computer</text:p>
            </text:list-item>
            <text:list-item>
              <text:p text:style-name="P4">white-boarding</text:p>
            </text:list-item>
          </text:list>
        </text:list-item>
      </text:list>
      <text:p text:style-name="P5"/>
      <text:p text:style-name="P5"/>
      <text:list xml:id="list165356032902516" text:continue-numbering="true" text:style-name="L1"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  <text:list-item>
          <text:p text:style-name="P4"><text:s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2T16:49:08.705964642</meta:creation-date>
    <dc:date>2019-02-22T16:53:54.305317788</dc:date>
    <meta:editing-duration>PT4M49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91" meta:character-count="516" meta:non-whitespace-character-count="441"/>
  </office:meta>
</office:document-meta>
</file>